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8c1" officeooo:paragraph-rsid="0014c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5:26:48.558815877</meta:creation-date>
    <dc:date>2021-11-23T15:27:17.494038268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